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Sí&quot;" style:apply-style-name="Good" style:base-cell-address="Hoja1.B2"/>
      <style:map style:condition="cell-content()=&quot;No&quot;" style:apply-style-name="Error" style:base-cell-address="Hoja1.B2"/>
      <style:map style:condition="cell-content-is-not-between(&quot;Sí&quot;,&quot;No&quot;)" style:apply-style-name="Neutral" style:base-cell-address="Hoja1.B2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 style:font-name-complex="Noto Sans Arab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í&quot;;&quot;No&quot;;&quot; &quot;)" table:allow-empty-cell="true" table:display-list="unsorted" table:base-cell-address="Hoja1.B2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stat (Si/No)</text:p>
          </table:table-cell>
          <table:table-cell table:style-name="ce1" office:value-type="string" calcext:value-type="string">
            <text:p>Total Elements</text:p>
          </table:table-cell>
          <table:table-cell table:style-name="ce1" office:value-type="string" calcext:value-type="string">
            <text:p>Total Si (fets)</text:p>
          </table:table-cell>
          <table:table-cell table:style-name="ce1" office:value-type="string" calcext:value-type="string">
            <text:p>Total No (pendents)</text:p>
          </table:table-cell>
          <table:table-cell office:value-type="string" calcext:value-type="string">
            <text:p>Total buit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egunta 1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style-name="ce4" table:formula="of:=COUNT([.A2:.A11])" office:value-type="float" office:value="0" calcext:value-type="float">
            <text:p>0</text:p>
          </table:table-cell>
          <table:table-cell table:formula="of:=COUNTIF([.B2:.B100];&quot;Sí&quot;)" office:value-type="float" office:value="27" calcext:value-type="float">
            <text:p>27</text:p>
          </table:table-cell>
          <table:table-cell table:formula="of:=COUNTIF([.B2:.B100];&quot;No&quot;)" office:value-type="float" office:value="13" calcext:value-type="float">
            <text:p>13</text:p>
          </table:table-cell>
          <table:table-cell table:formula="of:=COUNTIF([.B2:.B100];&quot; &quot;)" office:value-type="float" office:value="28" calcext:value-type="float">
            <text:p>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Pregunta </text:span>2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<text:span text:style-name="T1">Pregunta </text:span>3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<text:span text:style-name="T1">Pregunta </text:span>4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<text:span text:style-name="T1">Pregunta </text:span>5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<text:span text:style-name="T1">Pregunta </text:span>6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<text:span text:style-name="T1">Pregunta </text:span>7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<text:span text:style-name="T1">Pregunta </text:span>8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1">Pregunta </text:span>9</text:p>
          </table:table-cell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1">Pregunta </text:span>10</text:p>
          </table:table-cell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/>
          <table:table-cell table:style-name="ce3" table:content-validation-name="val1" office:value-type="string" calcext:value-type="string">
            <text:p>Sí</text:p>
          </table:table-cell>
          <table:table-cell table:number-columns-repeated="16382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Hoja1.B2:Hoja1.B69">
            <calcext:condition calcext:apply-style-name="Good" calcext:value="=&quot;Sí&quot;" calcext:base-cell-address="Hoja1.B2"/>
            <calcext:condition calcext:apply-style-name="Error" calcext:value="=&quot;No&quot;" calcext:base-cell-address="Hoja1.B2"/>
            <calcext:condition calcext:apply-style-name="Neutral" calcext:value="not-between(&quot;Sí&quot;,&quot;No&quot;)" calcext:base-cell-address="Hoja1.B2"/>
          </calcext:conditional-format>
          <calcext:conditional-format calcext:target-range-address="Hoja1.B2:Hoja1.B69">
            <calcext:condition calcext:apply-style-name="Error" calcext:value="=no" calcext:base-cell-address="Hoj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14:52.364426924</meta:creation-date>
    <dc:date>2025-01-08T12:55:57.883020972</dc:date>
    <meta:editing-duration>PT19M19S</meta:editing-duration>
    <meta:editing-cycles>3</meta:editing-cycles>
    <meta:generator>LibreOffice/24.8.4.2$Linux_X86_64 LibreOffice_project/3e97788786b20d724e2ed0ea7a111abce73cab63</meta:generator>
    <meta:document-statistic meta:table-count="1" meta:cell-count="88" meta:object-count="0"/>
  </office:meta>
</office:document-meta>
</file>